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4cm" presentation:class="title" presentation:user-transformed="true">
          <draw:text-box>
            <text:p text:style-name="P1"><text:span text:style-name="T1">Por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obre todo poder y rey,</text:span><text:span text:style-name="T2"><text:line-break/></text:span><text:span text:style-name="T2">Sobre toda humanidad y ley,</text:span><text:span text:style-name="T2"><text:line-break/></text:span><text:span text:style-name="T2">Sobre todo lo creado por tu mano,</text:span><text:span text:style-name="T2"><text:line-break/></text:span><text:span text:style-name="T2">Inventaste todo mi Señor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obre todo reino y nación</text:span><text:span text:style-name="T2"><text:line-break/></text:span><text:span text:style-name="T2">Y maravillas que el mundo conoció</text:span><text:span text:style-name="T2"><text:line-break/></text:span><text:span text:style-name="T2">Sobre toda riqueza y esplendor</text:span><text:span text:style-name="T2"><text:line-break/></text:span><text:span text:style-name="T2">Nada se compara a ti mi Dio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n la cruz moriste por amor,</text:span><text:span text:style-name="T2"><text:line-break/></text:span><text:span text:style-name="T2">No bastó dolor y humillación</text:span><text:span text:style-name="T2"><text:line-break/></text:span><text:span text:style-name="T2">Como flor que alguien pisoteó</text:span><text:span text:style-name="T2"><text:line-break/></text:span><text:span text:style-name="T2">Quedaste Tú y fue por mí</text:span><text:span text:style-name="T2"><text:line-break/></text:span><text:span text:style-name="T2">Por amor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obre todo poder y rey,</text:span><text:span text:style-name="T2"><text:line-break/></text:span><text:span text:style-name="T2">Sobre toda humanidad y ley,</text:span><text:span text:style-name="T2"><text:line-break/></text:span><text:span text:style-name="T2">Sobre todo lo creado por tu mano,</text:span><text:span text:style-name="T2"><text:line-break/></text:span><text:span text:style-name="T2">Inventaste todo mi Señor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obre todo reino y nación</text:span><text:span text:style-name="T2"><text:line-break/></text:span><text:span text:style-name="T2">Y maravillas que el mundo conoció</text:span><text:span text:style-name="T2"><text:line-break/></text:span><text:span text:style-name="T2">Sobre toda riqueza y esplendor</text:span><text:span text:style-name="T2"><text:line-break/></text:span><text:span text:style-name="T2">Nada se compara a ti mi Dio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n la cruz moriste por amor,</text:span><text:span text:style-name="T2"><text:line-break/></text:span><text:span text:style-name="T2">No bastó dolor y humillación</text:span><text:span text:style-name="T2"><text:line-break/></text:span><text:span text:style-name="T2">Como flor que alguien pisoteó</text:span><text:span text:style-name="T2"><text:line-break/></text:span><text:span text:style-name="T2">Quedaste Tú y fue por mí</text:span><text:span text:style-name="T2"><text:line-break/></text:span><text:span text:style-name="T2">Por amor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5:51:30.464000000</meta:creation-date>
    <dc:date>2023-01-19T18:39:35.952000000</dc:date>
    <meta:editing-duration>PT2H48M6S</meta:editing-duration>
    <meta:editing-cycles>1</meta:editing-cycles>
    <meta:document-statistic meta:object-count="42"/>
    <meta:generator>LibreOffice/7.4.4.2$Windows_X86_64 LibreOffice_project/85569322deea74ec9134968a29af2df5663baa21</meta:generator>
  </office:meta>
</office:document-meta>
</file>